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7eff" officeooo:paragraph-rsid="00007eff"/>
    </style:style>
    <style:style style:name="P2" style:family="paragraph" style:parent-style-name="Standard">
      <style:text-properties officeooo:rsid="00007eff" officeooo:paragraph-rsid="00007eff"/>
    </style:style>
    <style:style style:name="T1" style:family="text">
      <style:text-properties fo:color="#d4d4d4" loext:opacity="100%"/>
    </style:style>
    <style:style style:name="T2" style:family="text">
      <style:text-properties fo:color="#d7ba7d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b5cea8" loext:opacity="100%"/>
    </style:style>
    <style:style style:name="T5" style:family="text">
      <style:text-properties officeooo:rsid="00037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RL: pia-brouwers.developerakademie.net Benutzername: f0165892 Passwort: 3XoRvvA4</text:p>
      <text:p text:style-name="Standard"/>
      <text:p text:style-name="P1"><text:a xlink:type="simple" xlink:href="ftp://pia-brouwers.developerakademie.net/" text:style-name="Internet_20_link" text:visited-style-name="Visited_20_Internet_20_Link">ftp://pia-brouwers.developerakademie.net</text:a></text:p>
      <text:p text:style-name="P1"/>
      <text:p text:style-name="P1"><text:a xlink:type="simple" xlink:href="http://pia-brouwers.developerakademie.net/" text:style-name="Internet_20_link" text:visited-style-name="Visited_20_Internet_20_Link">http://pia-brouwers.developerakademie.net</text:a></text:p>
      <text:p text:style-name="P1"/>
      <text:p text:style-name="P1"><text:a xlink:type="simple" xlink:href="http://pia-brouwers.developerakademie.net/restaurant/index.html" text:style-name="Internet_20_link" text:visited-style-name="Visited_20_Internet_20_Link">http://pia-brouwers.developerakademie.net/restaurant/index.html</text:a></text:p>
      <text:p text:style-name="P1"/>
      <text:p text:style-name="P1"><text:a xlink:type="simple" xlink:href="https://pia-brouwers.developerakademie.net/sakura_ramen/" text:style-name="Internet_20_link" text:visited-style-name="Visited_20_Internet_20_Link">https://pia-brouwers.developerakademie.net/sakura_ramen/</text:a></text:p>
      <text:p text:style-name="P1"/>
      <text:p text:style-name="P1"/>
      <text:p text:style-name="P1">"C:\Users\piabr\Documents\01_Code\04_Ausbildung\sakura_ramen\assets\img\3_section_our_menu\JPG\section_our_menu_bg.jpg"</text:p>
      <text:p text:style-name="P1"/>
      <text:p text:style-name="Standard">iframe {</text:p>
      <text:p text:style-name="Standard">width: 100%;</text:p>
      <text:p text:style-name="Standard">height: 450px;</text:p>
      <text:p text:style-name="Standard">border: 0; <text:span text:style-name="T5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4:08:23.843000000</meta:creation-date>
    <dc:date>2024-02-01T17:05:49.333000000</dc:date>
    <meta:editing-duration>PT15H32M13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0" meta:word-count="20" meta:character-count="446" meta:non-whitespace-character-count="436"/>
  </office:meta>
</office:document-meta>
</file>